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-Roman" fo:font-size="16pt" style:font-name-asian="Times-Roman" style:font-size-asian="16pt" style:font-name-complex="Times-Roman" style:font-size-complex="16pt"/>
    </style:style>
    <style:style style:name="T7" style:family="text">
      <style:text-properties style:use-window-font-color="true" style:font-name="Times-Roman" fo:font-size="21pt" fo:font-weight="normal" style:font-name-asian="Times-Roman" style:font-size-asian="21pt" style:font-weight-asian="normal" style:font-name-complex="Times-Roman" style:font-size-complex="21pt" style:font-weight-complex="normal"/>
    </style:style>
    <style:style style:name="T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11610176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text:id="ct690090640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text:id="ct694017440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671495568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695327584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text:id="ct51321904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671539360">
          <text:deletion>
            <office:change-info>
              <dc:creator>Bob Jacobsen</dc:creator>
              <dc:date>2010-10-08T18:04:00</dc:date>
            </office:change-info>
            <text:h text:style-name="Heading_20_1" text:outline-level="1">Section Title</text:h>
          </text:deletion>
        </text:changed-region>
        <text:changed-region text:id="ct674037056">
          <text:deletion>
            <office:change-info>
              <dc:creator>Bob Jacobsen</dc:creator>
              <dc:date>2010-10-08T18:06:00</dc:date>
            </office:change-info>
            <text:h text:style-name="Heading_20_1" text:outline-level="1"/>
            <text:p text:style-name="Standard"/>
          </text:deletion>
        </text:changed-region>
        <text:changed-region text:id="ct695681072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94028240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text:id="ct695649360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70532472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611610176"/><text:change-start text:change-id="ct690090640"/>Introduction</text:h>
      <text:p text:style-name="Standard"><text:change-end text:change-id="ct690090640"/><text:change-start text:change-id="ct694017440"/>This explanatory note contains informative discussion and background for the corresponding “OpenLCB CAN Event Transport Specification”. This explanation is not normative in any way.<text:change-end text:change-id="ct694017440"/><text:change text:change-id="ct671495568"/><text:change text:change-id="ct695327584"/></text:p>
      <text:h text:style-name="Heading_20_1" text:outline-level="1"><text:change-start text:change-id="ct51321904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51321904"/><text:change text:change-id="ct671539360"/><text:change text:change-id="ct674037056"/><text:change-start text:change-id="ct695681072"/></text:p>
      <text:p text:style-name="Standard"/>
      <text:p text:style-name="Standard"><text:change-end text:change-id="ct695681072"/><text:change text:change-id="ct694028240"/><text:change text:change-id="ct69564936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<text:soft-page-break/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7128974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712898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71289744"/><text:change-start text:change-id="ct671289872"/>OpenLCB-CAN Praesent Gravida Standard or Technical Note<text:change-end text:change-id="ct671289872"/></text:p>
      </style:header>
      <style:footer>
        <text:tracked-changes>
          <text:changed-region text:id="ct67128366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7128376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712954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71283664"/><text:change-start text:change-id="ct671283760"/><text:span text:style-name="MT2">Copyright 2010, by J. Day, D. Harris, B. Jacobsen, and A. Shepherd</text:span><text:change-end text:change-id="ct671283760"/><text:change text:change-id="ct67129547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18:07:11.9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1141016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114213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91042960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611517520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text:id="ct69107150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61142145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114174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142158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114112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1410160"/><text:change-start text:change-id="ct611421360"/>OpenLCB <text:change-end text:change-id="ct611421360"/><text:change-start text:change-id="ct691042960"/>Technical Note<text:change-end text:change-id="ct69104296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1517520"/><text:change-start text:change-id="ct691071504"/>OpenLCB-CAN Event Transport<text:change-end text:change-id="ct6910715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11421456"/><text:change-start text:change-id="ct611417408"/><text:date style:data-style-name="N37" text:date-value="2010-10-08T17:19:56" text:fixed="true">10/08/10</text:date><text:change-end text:change-id="ct611417408"/></text:p>
            </table:table-cell>
            <table:table-cell table:style-name="Table1.C1" office:value-type="string">
              <text:p text:style-name="MP7"><text:change text:change-id="ct611421584"/><text:change-start text:change-id="ct611411280"/>Draft<text:change-end text:change-id="ct611411280"/></text:p>
            </table:table-cell>
          </table:table-row>
        </table:table>
        <text:p text:style-name="Header"/>
      </style:header>
      <style:footer>
        <text:tracked-changes>
          <text:changed-region text:id="ct61142017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1166923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1166870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11420176"/><text:change-start text:change-id="ct611669232"/><text:span text:style-name="MT5">10</text:span><text:change-end text:change-id="ct611669232"/><text:span text:style-name="MT5">, by J. Day, D. Harris, B. Jacobsen, </text:span><text:change text:change-id="ct61166870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18:07:11.9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9M33S</meta:editing-duration>
    <meta:generator>OpenOffice.org/3.2$Unix OpenOffice.org_project/320m18$Build-9502</meta:generator>
    <dc:date>2010-10-08T18:07:12</dc:date>
    <dc:creator>Bob Jacobsen</dc:creator>
    <meta:document-statistic meta:table-count="1" meta:image-count="1" meta:object-count="0" meta:page-count="2" meta:paragraph-count="42" meta:word-count="405" meta:character-count="2478"/>
    <meta:user-defined meta:name="Info 1"/>
    <meta:user-defined meta:name="Info 2"/>
    <meta:user-defined meta:name="Info 3"/>
    <meta:user-defined meta:name="Info 4"/>
  </office:meta>
</office:document-meta>
</file>